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4pt" style:font-size-asian="24pt" style:font-size-complex="24pt" fo:background-color="#FFFF00"/>
    </style:style>
  </office:automatic-styles>
  <office:body>
    <office:text text:use-soft-page-breaks="true">
      <text:p text:style-name="P1"><text:span text:style-name="T2">Rapport séance 8</text:span></text:p>
      <text:p text:style-name="Normal"/>
      <text:p text:style-name="Normal">Je n’étais pas présente durant cette séance donc Thalia a continué le projet en y ajoutant un nouveau jeu et en corrigeant les petits problèmes d’affichage que nous av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lentina balestra</meta:initial-creator>
    <dc:creator>valentina balestra</dc:creator>
    <meta:creation-date>2024-02-29T14:38:00Z</meta:creation-date>
    <dc:date>2024-02-29T14:42:00Z</dc:date>
    <meta:template xlink:href="Normal.dotm" xlink:type="simple"/>
    <meta:editing-cycles>1</meta:editing-cycles>
    <meta:editing-duration>PT0S</meta:editing-duration>
    <meta:document-statistic meta:page-count="1" meta:paragraph-count="1" meta:word-count="29" meta:character-count="190" meta:row-count="1" meta:non-whitespace-character-count="162"/>
  </office:meta>
</office:document-meta>
</file>